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ortalComponentManag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PortalComponentManager.getProfile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PortalComponentManager.getPortal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PortalComponentManager.getRenderer( String hi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PortalComponentManag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PortalComponentManager.getEvent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PortalComponentManager.getLayout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PortalComponentManager.getLink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PortalComponent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rtalComponentManager.DefaultPortalComponentManager( final PortalService service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ortalComponentManager.getCompon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rtalComponentManager.getCoplet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